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3.24cm"/>
    </style:style>
    <style:style style:name="Tableau1.B" style:family="table-column">
      <style:table-column-properties style:column-width="5.502cm"/>
    </style:style>
    <style:style style:name="Tableau1.C" style:family="table-column">
      <style:table-column-properties style:column-width="3.75cm"/>
    </style:style>
    <style:style style:name="Tableau1.D" style:family="table-column">
      <style:table-column-properties style:column-width="3.49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dc9e4" officeooo:paragraph-rsid="000dc9e4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text-properties officeooo:rsid="000dc9e4" officeooo:paragraph-rsid="000dc9e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c9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ORDRE DU JOUR DE LA SEANCE DE TRAVAIL N°</text:span><text:span text:style-name="T1"/></text:p>
      <text:p text:style-name="Standard">Date : <text:span text:style-name="T2">22/03/2024</text:span></text:p>
      <text:p text:style-name="Standard">Horaires : <text:span text:style-name="T2">15h-17h</text:span></text:p>
      <text:p text:style-name="Standard">Objectif(s) de la séance : <text:span text:style-name="T2">synthèse de faisabilité </text:span></text:p>
      <text:p text:style-name="Standard">Animateur (Chef de projet) : <text:span text:style-name="T2">Mathis Magnier</text:span></text:p>
      <text:p text:style-name="Standard">Lieu : <text:span text:style-name="T2">0A15</text:span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Qualité</text:p>
          </table:table-cell>
          <table:table-cell table:style-name="Tableau1.A1" office:value-type="string">
            <text:p text:style-name="P2">Présents</text:p>
          </table:table-cell>
          <table:table-cell table:style-name="Tableau1.A1" office:value-type="string">
            <text:p text:style-name="P2">Excusés</text:p>
          </table:table-cell>
          <table:table-cell table:style-name="Tableau1.A1" office:value-type="string">
            <text:p text:style-name="P2">Absents</text:p>
          </table:table-cell>
        </table:table-row>
        <table:table-row table:style-name="Tableau1.1">
          <table:table-cell table:style-name="Tableau1.A1" office:value-type="string">
            <text:p text:style-name="P2">Chef de projet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Secrétaire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Responsable du SI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Membre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><text:s/></text:p>
      <text:p text:style-name="Standard" loext:marker-style-name="T1"><text:span text:style-name="T1">Points inscrits à l’ordre du jour</text:span><text:span text:style-name="T1"/></text:p>
      <text:p text:style-name="Standard">1- Titre du point 1 : <text:span text:style-name="T2">note de synthèse de faisabilité </text:span></text:p>
      <text:p text:style-name="P4">Terminer la note de synthèse de faisabilité et y ajoutant la concurrence</text:p>
      <text:p text:style-name="Standard"/>
      <text:p text:style-name="Standard"/>
      <text:p text:style-name="Standard"/>
      <text:p text:style-name="Standard">2- Titre du point 2 : <text:span text:style-name="T2">Analyser le rapport du questionnaire </text:span></text:p>
      <text:p text:style-name="P4">Faire des schémas avec les réponse du questionnaire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UT</meta:initial-creator>
    <meta:editing-cycles>7</meta:editing-cycles>
    <meta:creation-date>2024-02-29T19:29:00</meta:creation-date>
    <dc:date>2024-03-22T15:24:39.852000000</dc:date>
    <meta:editing-duration>PT27M2S</meta:editing-duration>
    <meta:generator>LibreOffice/7.5.4.2$Windows_X86_64 LibreOffice_project/36ccfdc35048b057fd9854c757a8b67ec53977b6</meta:generator>
    <meta:document-statistic meta:table-count="1" meta:image-count="0" meta:object-count="0" meta:page-count="1" meta:paragraph-count="24" meta:word-count="97" meta:character-count="531" meta:non-whitespace-character-count="452"/>
    <meta:user-defined meta:name="AppVersion">16.0000</meta:user-defined>
    <meta:template xlink:type="simple" xlink:actuate="onRequest" xlink:title="Normal.dotm" xlink:href=""/>
  </office:meta>
</office:document-meta>
</file>